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ple Color Emoj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7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0.74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SansM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3" style:family="table-cell" style:parent-style-name="Default" style:data-style-name="N0">
      <style:table-cell-properties fo:border-bottom="0.74pt solid 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fo:border-bottom="none" fo:border-left="none" fo:border-right="none" fo:border-top="0.74pt solid #81d41a"/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0.74pt solid #81d4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81d4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9" style:family="table-cell" style:parent-style-name="Default">
      <style:table-cell-properties fo:border-bottom="0.74pt solid #81d41a" fo:border-left="none" fo:border-right="0.74pt solid #81d41a" fo:border-top="none"/>
    </style:style>
    <style:style style:name="ce3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 2" fo:font-size="24pt" fo:font-style="normal" fo:text-shadow="none" style:text-underline-style="none" fo:font-weight="bold" style:font-name-asian="Wingdings 2" style:font-size-asian="24pt" style:font-style-asian="normal" style:font-weight-asian="bold" style:font-name-complex="Wingdings 2" style:font-size-complex="24pt" style:font-style-complex="normal" style:font-weight-complex="bold"/>
    </style:style>
    <style:style style:name="ce38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9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1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2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ackground-color="#f6f9d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4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6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7" style:family="table-cell" style:parent-style-name="Default" style:data-style-name="N0">
      <style:table-cell-properties fo:background-color="#f6f9d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0">
      <style:table-cell-properties fo:border-bottom="0.74pt solid #000000" fo:background-color="#eeeee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Zapf Dingbats" fo:font-size="24pt" fo:font-style="normal" fo:text-shadow="none" style:text-underline-style="none" fo:font-weight="bold" style:font-name-asian="Zapf Dingbats" style:font-size-asian="24pt" style:font-style-asian="normal" style:font-weight-asian="bold" style:font-name-complex="Zapf Dingbats" style:font-size-complex="24pt" style:font-style-complex="normal" style:font-weight-complex="bold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1" style:family="table-cell" style:parent-style-name="Default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000000" fo:background-color="#f6f9d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5"/>
        <table:table-column table:style-name="co1" table:number-columns-repeated="8" table:default-cell-style-name="ce34"/>
        <table:table-column table:style-name="co1" table:number-columns-repeated="20" table:default-cell-style-name="ce5"/>
        <table:table-column table:style-name="co1" table:number-columns-repeated="16344" table:default-cell-style-name="Default"/>
        <table:table-row table:style-name="ro1">
          <table:table-cell table:style-name="Default" office:value-type="string" calcext:value-type="string">
            <text:p>11x12</text:p>
          </table:table-cell>
          <table:table-cell table:style-name="Default" table:number-columns-repeated="39"/>
          <table:table-cell table:number-columns-repeated="16344"/>
        </table:table-row>
        <table:table-row table:style-name="ro1">
          <table:table-cell table:style-name="ce1"/>
          <table:table-cell table:style-name="ce12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2"/>
          <table:table-cell table:style-name="ce20"/>
          <table:table-cell table:style-name="Default"/>
          <table:table-cell table:style-name="ce31" office:value-type="string" calcext:value-type="string">
            <text:p>07:30:00 bis 07:30:59 – „ES ISCH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O</text:p>
          </table:table-cell>
          <table:table-cell table:style-name="ce13"/>
          <table:table-cell table:style-name="ce21"/>
          <table:table-cell table:style-name="Default"/>
          <table:table-cell table:style-name="ce31" office:value-type="string" calcext:value-type="string">
            <text:p>07:31:00 bis 07:31:59 – „ES ISCH <text:s/>GRAD HAUBI ACHTI GS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3"/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L</text:p>
          </table:table-cell>
          <table:table-cell table:number-columns-repeated="2"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22" office:value-type="string" calcext:value-type="string">
            <text:p>H</text:p>
          </table:table-cell>
          <table:table-cell table:style-name="Default"/>
          <table:table-cell table:style-name="ce31" office:value-type="string" calcext:value-type="string">
            <text:p>07:32:00 bis 07:32:59 – „ES ISCH HAUBI ACHTI GSI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number-columns-repeated="2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22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07:33:00 bis 07:33:59 – „ES ISCH GLII FÜF AB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U</text:p>
          </table:table-cell>
          <table:table-cell table:style-name="ce21"/>
          <table:table-cell table:style-name="Default"/>
          <table:table-cell table:style-name="ce31" office:value-type="string" calcext:value-type="string">
            <text:p>07:34:00 bis 07:34:59 – „ES ISCH SCHO FASCH FÜF AB HAUBI ACHTI“</text:p>
          </table:table-cell>
          <table:table-cell table:style-name="Default" table:number-columns-repeated="27"/>
          <table:table-cell table:number-columns-repeated="163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</text:p>
          </table:table-cell>
          <table:table-cell/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3"/>
          <table:table-cell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N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Ü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21"/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3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 table:style-name="Default" table:number-columns-repeated="29"/>
          <table:table-cell table:number-columns-repeated="16344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23"/>
          <table:table-cell table:style-name="Default" table:number-columns-repeated="29"/>
          <table:table-cell/>
          <table:table-cell table:style-name="ce53"/>
          <table:table-cell table:style-name="ce53" office:value-type="float" office:value="3.333333" calcext:value-type="float">
            <text:p>3.333333</text:p>
          </table:table-cell>
          <table:table-cell table:number-columns-repeated="16341"/>
        </table:table-row>
        <table:table-row table:style-name="ro1">
          <table:table-cell table:style-name="Default" table:number-columns-repeated="40"/>
          <table:table-cell/>
          <table:table-cell table:style-name="ce53" office:value-type="float" office:value="1" calcext:value-type="float">
            <text:p>1</text:p>
          </table:table-cell>
          <table:table-cell table:style-name="ce53" table:formula="of:=[.AP14]*[.AQ$13]" office:value-type="float" office:value="3.333333" calcext:value-type="float">
            <text:p>3.333333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11</text:p>
          </table:table-cell>
          <table:table-cell table:number-columns-repeated="11"/>
          <table:table-cell table:style-name="ce5" office:value-type="string" calcext:value-type="string">
            <text:p>10x11</text:p>
          </table:table-cell>
          <table:table-cell table:style-name="ce5" table:number-columns-repeated="7"/>
          <table:table-cell table:number-columns-repeated="3"/>
          <table:table-cell table:style-name="Default"/>
          <table:table-cell table:style-name="Default" office:value-type="string" calcext:value-type="string">
            <text:p>10x10</text:p>
          </table:table-cell>
          <table:table-cell table:style-name="Default" table:number-columns-repeated="15"/>
          <table:table-cell/>
          <table:table-cell table:style-name="ce53" office:value-type="float" office:value="2" calcext:value-type="float">
            <text:p>2</text:p>
          </table:table-cell>
          <table:table-cell table:style-name="ce53" table:formula="of:=[.AP15]*[.AQ$13]" office:value-type="float" office:value="6.666666" calcext:value-type="float">
            <text:p>6.666666</text:p>
          </table:table-cell>
          <table:table-cell table:number-columns-repeated="1634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8" office:value-type="string" calcext:value-type="string">
            <text:p>°</text:p>
          </table:table-cell>
          <table:table-cell table:style-name="ce35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35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28" office:value-type="string" calcext:value-type="string">
            <text:p>°</text:p>
          </table:table-cell>
          <table:table-cell/>
          <table:table-cell table:style-name="Default"/>
          <table:table-cell table:style-name="ce38"/>
          <table:table-cell table:style-name="ce42"/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S</text:p>
          </table:table-cell>
          <table:table-cell table:style-name="ce42"/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H</text:p>
          </table:table-cell>
          <table:table-cell table:style-name="ce50"/>
          <table:table-cell table:style-name="Default" table:number-columns-repeated="6"/>
          <table:table-cell/>
          <table:table-cell table:style-name="ce53" office:value-type="float" office:value="3" calcext:value-type="float">
            <text:p>3</text:p>
          </table:table-cell>
          <table:table-cell table:style-name="ce53" table:formula="of:=[.AP16]*[.AQ$13]" office:value-type="float" office:value="9.999999" calcext:value-type="float">
            <text:p>9.999999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25" office:value-type="string" calcext:value-type="string">
            <text:p>🎂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3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F</text:p>
          </table:table-cell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Ä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G</text:p>
          </table:table-cell>
          <table:table-cell table:style-name="ce47"/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F</text:p>
          </table:table-cell>
          <table:table-cell table:style-name="Default" table:number-columns-repeated="6"/>
          <table:table-cell/>
          <table:table-cell table:style-name="ce53" office:value-type="float" office:value="4" calcext:value-type="float">
            <text:p>4</text:p>
          </table:table-cell>
          <table:table-cell table:style-name="ce53" table:formula="of:=[.AP17]*[.AQ$13]" office:value-type="float" office:value="13.333332" calcext:value-type="float">
            <text:p>13.333332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🌑</text:p>
          </table:table-cell>
          <table:table-cell table:style-name="ce22" office:value-type="string" calcext:value-type="string">
            <text:p>P</text:p>
          </table:table-cell>
          <table:table-cell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36"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Default"/>
          <table:table-cell table:style-name="ce39" office:value-type="string" calcext:value-type="string">
            <text:p>Ä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U</text:p>
          </table:table-cell>
          <table:table-cell table:style-name="ce47"/>
          <table:table-cell table:style-name="ce43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Default" table:number-columns-repeated="6"/>
          <table:table-cell/>
          <table:table-cell table:style-name="ce53" office:value-type="float" office:value="5" calcext:value-type="float">
            <text:p>5</text:p>
          </table:table-cell>
          <table:table-cell table:style-name="ce53" table:formula="of:=[.AP18]*[.AQ$13]" office:value-type="float" office:value="16.666665" calcext:value-type="float">
            <text:p>16.666665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🌕</text:p>
          </table:table-cell>
          <table:table-cell table:style-name="ce22" office:value-type="string" calcext:value-type="string">
            <text:p>A</text:p>
          </table:table-cell>
          <table:table-cell/>
          <table:table-cell table:style-name="ce9" office:value-type="string" calcext:value-type="string">
            <text:p>H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36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H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R</text:p>
          </table:table-cell>
          <table:table-cell table:style-name="ce47"/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U</text:p>
          </table:table-cell>
          <table:table-cell table:style-name="ce43" office:value-type="string" calcext:value-type="string">
            <text:p>B</text:p>
          </table:table-cell>
          <table:table-cell table:style-name="ce51" office:value-type="string" calcext:value-type="string">
            <text:p>I</text:p>
          </table:table-cell>
          <table:table-cell table:style-name="Default" table:number-columns-repeated="6"/>
          <table:table-cell/>
          <table:table-cell table:style-name="ce53" office:value-type="float" office:value="6" calcext:value-type="float">
            <text:p>6</text:p>
          </table:table-cell>
          <table:table-cell table:style-name="ce53" table:formula="of:=[.AP19]*[.AQ$13]" office:value-type="float" office:value="19.999998" calcext:value-type="float">
            <text:p>19.999998</text:p>
          </table:table-cell>
          <table:table-cell table:number-columns-repeated="16341"/>
        </table:table-row>
        <table:table-row table:style-name="ro1">
          <table:table-cell table:style-name="ce7" office:value-type="string" calcext:value-type="string">
            <text:p>🍽</text:p>
          </table:table-cell>
          <table:table-cell table:style-name="ce16" office:value-type="string" calcext:value-type="string">
            <text:p>🍺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🌓</text:p>
          </table:table-cell>
          <table:table-cell table:style-name="ce16" office:value-type="string" calcext:value-type="string">
            <text:p>🌗</text:p>
          </table:table-cell>
          <table:table-cell table:style-name="ce22" office:value-type="string" calcext:value-type="string">
            <text:p>M</text:p>
          </table:table-cell>
          <table:table-cell/>
          <table:table-cell table:style-name="ce9"/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/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Ö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4" office:value-type="string" calcext:value-type="string">
            <text:p>E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S</text:p>
          </table:table-cell>
          <table:table-cell table:style-name="Default" table:number-columns-repeated="6"/>
          <table:table-cell/>
          <table:table-cell table:style-name="ce53" office:value-type="float" office:value="7" calcext:value-type="float">
            <text:p>7</text:p>
          </table:table-cell>
          <table:table-cell table:style-name="ce53" table:formula="of:=[.AP20]*[.AQ$13]" office:value-type="float" office:value="23.333331" calcext:value-type="float">
            <text:p>23.333331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☕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☀</text:p>
          </table:table-cell>
          <table:table-cell table:style-name="ce22" office:value-type="string" calcext:value-type="string">
            <text:p>L</text:p>
          </table:table-cell>
          <table:table-cell/>
          <table:table-cell table:style-name="ce9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29"/>
          <table:table-cell/>
          <table:table-cell table:style-name="Default"/>
          <table:table-cell table:style-name="ce39" office:value-type="string" calcext:value-type="string">
            <text:p>E</text:p>
          </table:table-cell>
          <table:table-cell table:style-name="ce44" office:value-type="string" calcext:value-type="string">
            <text:p>U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I</text:p>
          </table:table-cell>
          <table:table-cell table:style-name="ce47" table:number-columns-repeated="2"/>
          <table:table-cell table:style-name="ce43" office:value-type="string" calcext:value-type="string">
            <text:p>Z</text:p>
          </table:table-cell>
          <table:table-cell table:style-name="ce43" office:value-type="string" calcext:value-type="string">
            <text:p>W</text:p>
          </table:table-cell>
          <table:table-cell table:style-name="ce43" office:value-type="string" calcext:value-type="string">
            <text:p>Ö</text:p>
          </table:table-cell>
          <table:table-cell table:style-name="ce51" office:value-type="string" calcext:value-type="string">
            <text:p>I</text:p>
          </table:table-cell>
          <table:table-cell table:style-name="Default" table:number-columns-repeated="6"/>
          <table:table-cell/>
          <table:table-cell table:style-name="ce53" office:value-type="float" office:value="8" calcext:value-type="float">
            <text:p>8</text:p>
          </table:table-cell>
          <table:table-cell table:style-name="ce53" table:formula="of:=[.AP21]*[.AQ$13]" office:value-type="float" office:value="26.666664" calcext:value-type="float">
            <text:p>26.666664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🌦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Z</text:p>
          </table:table-cell>
          <table:table-cell table:style-name="ce44" office:value-type="string" calcext:value-type="string">
            <text:p>Ä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I</text:p>
          </table:table-cell>
          <table:table-cell table:style-name="ce47"/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Ü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9" calcext:value-type="float">
            <text:p>9</text:p>
          </table:table-cell>
          <table:table-cell table:style-name="ce53" table:formula="of:=[.AP22]*[.AQ$13]" office:value-type="float" office:value="29.999997" calcext:value-type="float">
            <text:p>29.999997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22" office:value-type="string" calcext:value-type="string">
            <text:p>🌤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Default"/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0" calcext:value-type="float">
            <text:p>10</text:p>
          </table:table-cell>
          <table:table-cell table:style-name="ce53" table:formula="of:=[.AP23]*[.AQ$13]" office:value-type="float" office:value="33.33333" calcext:value-type="float">
            <text:p>33.33333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♻</text:p>
          </table:table-cell>
          <table:table-cell/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39" office:value-type="string" calcext:value-type="string">
            <text:p>A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Ü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1" calcext:value-type="float">
            <text:p>11</text:p>
          </table:table-cell>
          <table:table-cell table:style-name="ce53" table:formula="of:=[.AP24]*[.AQ$13]" office:value-type="float" office:value="36.666663" calcext:value-type="float">
            <text:p>36.666663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🌧</text:p>
          </table:table-cell>
          <table:table-cell table:style-name="ce22" office:value-type="string" calcext:value-type="string">
            <text:p>K</text:p>
          </table:table-cell>
          <table:table-cell/>
          <table:table-cell table:style-name="ce9"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Default"/>
          <table:table-cell table:style-name="ce40" office:value-type="string" calcext:value-type="string">
            <text:p>S</text:p>
          </table:table-cell>
          <table:table-cell table:style-name="ce45" office:value-type="string" calcext:value-type="string">
            <text:p>Ä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S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string" calcext:value-type="string">
            <text:p>°</text:p>
          </table:table-cell>
          <table:table-cell table:style-name="Default" table:number-columns-repeated="6"/>
          <table:table-cell/>
          <table:table-cell table:style-name="ce53" office:value-type="float" office:value="12" calcext:value-type="float">
            <text:p>12</text:p>
          </table:table-cell>
          <table:table-cell table:style-name="ce53" table:formula="of:=[.AP25]*[.AQ$13]" office:value-type="float" office:value="39.999996" calcext:value-type="float">
            <text:p>39.999996</text:p>
          </table:table-cell>
          <table:table-cell table:number-columns-repeated="16341"/>
        </table:table-row>
        <table:table-row table:style-name="ro1">
          <table:table-cell table:style-name="ce4" office:value-type="string" calcext:value-type="string">
            <text:p>🐈</text:p>
          </table:table-cell>
          <table:table-cell table:style-name="ce14" office:value-type="string" calcext:value-type="string">
            <text:p>😺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📩</text:p>
          </table:table-cell>
          <table:table-cell table:style-name="ce14" office:value-type="string" calcext:value-type="string">
            <text:p>☎</text:p>
          </table:table-cell>
          <table:table-cell table:style-name="ce26" office:value-type="string" calcext:value-type="string">
            <text:p>P</text:p>
          </table:table-cell>
          <table:table-cell/>
          <table:table-cell table:style-name="ce10" office:value-type="string" calcext:value-type="string">
            <text:p>°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30" office:value-type="string" calcext:value-type="string">
            <text:p>°</text:p>
          </table:table-cell>
          <table:table-cell table:number-columns-repeated="19"/>
          <table:table-cell table:style-name="ce53" office:value-type="float" office:value="13" calcext:value-type="float">
            <text:p>13</text:p>
          </table:table-cell>
          <table:table-cell table:style-name="ce53" table:formula="of:=[.AP26]*[.AQ$13]" office:value-type="float" office:value="43.333329" calcext:value-type="float">
            <text:p>43.333329</text:p>
          </table:table-cell>
          <table:table-cell table:number-columns-repeated="16341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23"/>
          <table:table-cell table:number-columns-repeated="6"/>
          <table:table-cell table:style-name="ce53" office:value-type="float" office:value="14" calcext:value-type="float">
            <text:p>14</text:p>
          </table:table-cell>
          <table:table-cell table:style-name="ce53" table:formula="of:=[.AP27]*[.AQ$13]" office:value-type="float" office:value="46.666662" calcext:value-type="float">
            <text:p>46.666662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10</text:p>
          </table:table-cell>
          <table:table-cell table:number-columns-repeated="4"/>
          <table:table-cell table:style-name="ce16"/>
          <table:table-cell table:number-columns-repeated="6"/>
          <table:table-cell table:style-name="ce5" office:value-type="string" calcext:value-type="string">
            <text:p>10x10</text:p>
          </table:table-cell>
          <table:table-cell table:style-name="ce5" table:number-columns-repeated="7"/>
          <table:table-cell/>
          <table:table-cell table:style-name="Default" table:number-columns-repeated="2"/>
          <table:table-cell office:value-type="string" calcext:value-type="string">
            <text:p>8x10</text:p>
          </table:table-cell>
          <table:table-cell table:number-columns-repeated="8"/>
          <table:table-cell office:value-type="string" calcext:value-type="string">
            <text:p>8x10</text:p>
          </table:table-cell>
          <table:table-cell table:number-columns-repeated="8"/>
          <table:table-cell table:style-name="ce53" office:value-type="float" office:value="15" calcext:value-type="float">
            <text:p>15</text:p>
          </table:table-cell>
          <table:table-cell table:style-name="ce53" table:formula="of:=[.AP28]*[.AQ$13]" office:value-type="float" office:value="49.999995" calcext:value-type="float">
            <text:p>49.999995</text:p>
          </table:table-cell>
          <table:table-cell table:number-columns-repeated="1634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H</text:p>
          </table:table-cell>
          <table:table-cell table:style-name="ce15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Ü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'</text:p>
          </table:table-cell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H</text:p>
          </table:table-cell>
          <table:table-cell table:style-name="ce95"/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Ü</text:p>
          </table:table-cell>
          <table:table-cell table:style-name="ce96" office:value-type="string" calcext:value-type="string">
            <text:p>F</text:p>
          </table:table-cell>
          <table:table-cell table:style-name="Default"/>
          <table:table-cell table:style-name="ce37" office:value-type="string" calcext:value-type="string">
            <text:p><text:s/>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28" office:value-type="string" calcext:value-type="string">
            <text:p>H</text:p>
          </table:table-cell>
          <table:table-cell/>
          <table:table-cell table:style-name="ce49"/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H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53" table:formula="of:=[.AP29]*[.AQ$13]" office:value-type="float" office:value="53.333328" calcext:value-type="float">
            <text:p>53.333328</text:p>
          </table:table-cell>
          <table:table-cell table:number-columns-repeated="16341"/>
        </table:table-row>
        <table:table-row table:style-name="ro1">
          <table:table-cell table:style-name="ce2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/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H</text:p>
          </table:table-cell>
          <table:table-cell table:style-name="Default"/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97" office:value-type="string" calcext:value-type="string">
            <text:p>U</text:p>
          </table:table-cell>
          <table:table-cell table:style-name="Default"/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F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F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53" table:formula="of:=[.AP30]*[.AQ$13]" office:value-type="float" office:value="56.666661" calcext:value-type="float">
            <text:p>56.666661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22"/>
          <table:table-cell/>
          <table:table-cell table:style-name="ce8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Default" table:number-columns-repeated="2"/>
          <table:table-cell table:style-name="ce9" office:value-type="string" calcext:value-type="string">
            <text:p>Ä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U</text:p>
          </table:table-cell>
          <table:table-cell table:style-name="ce29" office:value-type="string" calcext:value-type="string">
            <text:p>F</text:p>
          </table:table-cell>
          <table:table-cell/>
          <table:table-cell table:style-name="ce2" office:value-type="string" calcext:value-type="string">
            <text:p>Ä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F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53" table:formula="of:=[.AP31]*[.AQ$13]" office:value-type="float" office:value="59.999994" calcext:value-type="float">
            <text:p>59.999994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I</text:p>
          </table:table-cell>
          <table:table-cell table:style-name="ce16"/>
          <table:table-cell table:style-name="ce27"/>
          <table:table-cell/>
          <table:table-cell table:style-name="ce86" office:value-type="string" calcext:value-type="string">
            <text:p>V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°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53" table:formula="of:=[.AP32]*[.AQ$13]" office:value-type="float" office:value="63.333327" calcext:value-type="float">
            <text:p>63.333327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Ö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Z</text:p>
          </table:table-cell>
          <table:table-cell table:number-columns-repeated="2" table:style-name="ce41" office:value-type="string" calcext:value-type="string">
            <text:p>°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B</text:p>
          </table:table-cell>
          <table:table-cell table:style-name="ce16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22" office:value-type="string" calcext:value-type="string">
            <text:p>Ü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53" table:formula="of:=[.AP33]*[.AQ$13]" office:value-type="float" office:value="66.66666" calcext:value-type="float">
            <text:p>66.66666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22" office:value-type="string" calcext:value-type="string">
            <text:p>I</text:p>
          </table:table-cell>
          <table:table-cell/>
          <table:table-cell table:style-name="ce86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5"/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Ö</text:p>
          </table:table-cell>
          <table:table-cell table:style-name="ce13" office:value-type="string" calcext:value-type="string">
            <text:p>I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I</text:p>
          </table:table-cell>
          <table:table-cell/>
          <table:table-cell table:style-name="ce2" office:value-type="string" calcext:value-type="string">
            <text:p>W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22"/>
          <table:table-cell/>
          <table:table-cell table:style-name="ce53" office:value-type="float" office:value="21" calcext:value-type="float">
            <text:p>21</text:p>
          </table:table-cell>
          <table:table-cell table:style-name="ce53" table:formula="of:=[.AP34]*[.AQ$13]" office:value-type="float" office:value="69.999993" calcext:value-type="float">
            <text:p>69.999993</text:p>
          </table:table-cell>
          <table:table-cell table:number-columns-repeated="16341"/>
        </table:table-row>
        <table:table-row table:style-name="ro1">
          <table:table-cell table:style-name="ce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Ä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ce86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5"/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Ü</text:p>
          </table:table-cell>
          <table:table-cell table:style-name="ce97" office:value-type="string" calcext:value-type="string">
            <text:p>°</text:p>
          </table:table-cell>
          <table:table-cell table:style-name="Default"/>
          <table:table-cell table:style-name="ce9" office:value-type="string" calcext:value-type="string">
            <text:p>Ö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2" office:value-type="string" calcext:value-type="string">
            <text:p>Ö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53" table:formula="of:=[.AP35]*[.AQ$13]" office:value-type="float" office:value="73.333326" calcext:value-type="float">
            <text:p>73.333326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27"/>
          <table:table-cell/>
          <table:table-cell table:style-name="ce86" office:value-type="string" calcext:value-type="string">
            <text:p>N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I</text:p>
          </table:table-cell>
          <table:table-cell table:style-name="Default" table:number-columns-repeated="2"/>
          <table:table-cell table:style-name="ce9" office:value-type="string" calcext:value-type="string">
            <text:p>U</text:p>
          </table:table-cell>
          <table:table-cell table:number-columns-repeated="2"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B</text:p>
          </table:table-cell>
          <table:table-cell table:style-name="ce29" office:value-type="string" calcext:value-type="string">
            <text:p>R</text:p>
          </table:table-cell>
          <table:table-cell/>
          <table:table-cell table:style-name="ce2" office:value-type="string" calcext:value-type="string">
            <text:p>U</text:p>
          </table:table-cell>
          <table:table-cell table:number-columns-repeated="2" table:style-name="ce16" office:value-type="string" calcext:value-type="string">
            <text:p>I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B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53" table:formula="of:=[.AP36]*[.AQ$13]" office:value-type="float" office:value="76.666659" calcext:value-type="float">
            <text:p>76.666659</text:p>
          </table:table-cell>
          <table:table-cell table:number-columns-repeated="1634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13" office:value-type="string" calcext:value-type="string">
            <text:p>Ä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</text:p>
          </table:table-cell>
          <table:table-cell table:style-name="ce27"/>
          <table:table-cell/>
          <table:table-cell table:style-name="ce86" office:value-type="string" calcext:value-type="string">
            <text:p>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I</text:p>
          </table:table-cell>
          <table:table-cell table:style-name="Default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Ü</text:p>
          </table:table-cell>
          <table:table-cell table:style-name="ce16" office:value-type="string" calcext:value-type="string">
            <text:p>F</text:p>
          </table:table-cell>
          <table:table-cell table:style-name="ce98" office:value-type="string" calcext:value-type="string">
            <text:p>I</text:p>
          </table:table-cell>
          <table:table-cell table:style-name="Default"/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N</text:p>
          </table:table-cell>
          <table:table-cell table:style-name="ce29" office:value-type="string" calcext:value-type="string">
            <text:p>Ü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N</text:p>
          </table:table-cell>
          <table:table-cell table:style-name="ce22" office:value-type="string" calcext:value-type="string">
            <text:p>°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53" table:formula="of:=[.AP37]*[.AQ$13]" office:value-type="float" office:value="79.999992" calcext:value-type="float">
            <text:p>79.999992</text:p>
          </table:table-cell>
          <table:table-cell table:number-columns-repeated="1634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number-columns-repeated="4" table:style-name="ce14" office:value-type="string" calcext:value-type="string">
            <text:p>°</text:p>
          </table:table-cell>
          <table:table-cell table:style-name="ce23"/>
          <table:table-cell/>
          <table:table-cell table:style-name="ce87" office:value-type="string" calcext:value-type="string">
            <text:p>S</text:p>
          </table:table-cell>
          <table:table-cell table:style-name="ce93" office:value-type="string" calcext:value-type="string">
            <text:p>Ä</text:p>
          </table:table-cell>
          <table:table-cell table:style-name="ce93" office:value-type="string" calcext:value-type="string">
            <text:p>C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I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N</text:p>
          </table:table-cell>
          <table:table-cell table:style-name="ce93" office:value-type="string" calcext:value-type="string">
            <text:p>I</text:p>
          </table:table-cell>
          <table:table-cell table:style-name="ce99"/>
          <table:table-cell table:style-name="Default"/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Ü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style-name="ce48" office:value-type="string" calcext:value-type="string">
            <text:p>✹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26" office:value-type="string" calcext:value-type="string">
            <text:p>°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53" table:formula="of:=[.AP38]*[.AQ$13]" office:value-type="float" office:value="83.333325" calcext:value-type="float">
            <text:p>83.333325</text:p>
          </table:table-cell>
          <table:table-cell table:number-columns-repeated="16341"/>
        </table:table-row>
        <table:table-row table:style-name="ro1">
          <table:table-cell table:number-columns-repeated="12"/>
          <table:table-cell table:style-name="ce5" table:number-columns-repeated="8"/>
          <table:table-cell table:number-columns-repeated="21"/>
          <table:table-cell table:style-name="ce53" office:value-type="float" office:value="26" calcext:value-type="float">
            <text:p>26</text:p>
          </table:table-cell>
          <table:table-cell table:style-name="ce53" table:formula="of:=[.AP39]*[.AQ$13]" office:value-type="float" office:value="86.666658" calcext:value-type="float">
            <text:p>86.666658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11x9</text:p>
          </table:table-cell>
          <table:table-cell table:number-columns-repeated="11"/>
          <table:table-cell table:style-name="ce5" table:number-columns-repeated="8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7" calcext:value-type="float">
            <text:p>27</text:p>
          </table:table-cell>
          <table:table-cell table:style-name="ce53" table:formula="of:=[.AP40]*[.AQ$13]" office:value-type="float" office:value="89.999991" calcext:value-type="float">
            <text:p>89.999991</text:p>
          </table:table-cell>
          <table:table-cell table:number-columns-repeated="16341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17"/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H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Ü</text:p>
          </table:table-cell>
          <table:table-cell table:style-name="ce28" office:value-type="string" calcext:value-type="string">
            <text:p>F</text:p>
          </table:table-cell>
          <table:table-cell table:style-name="ce11" table:number-columns-repeated="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8" calcext:value-type="float">
            <text:p>28</text:p>
          </table:table-cell>
          <table:table-cell table:style-name="ce53" table:formula="of:=[.AP41]*[.AQ$13]" office:value-type="float" office:value="93.333324" calcext:value-type="float">
            <text:p>93.333324</text:p>
          </table:table-cell>
          <table:table-cell table:number-columns-repeated="16341"/>
        </table:table-row>
        <table:table-row table:style-name="ro1">
          <table:table-cell table:style-name="ce9"/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H</text:p>
          </table:table-cell>
          <table:table-cell table:style-name="ce18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29" calcext:value-type="float">
            <text:p>29</text:p>
          </table:table-cell>
          <table:table-cell table:style-name="ce53" table:formula="of:=[.AP42]*[.AQ$13]" office:value-type="float" office:value="96.666657" calcext:value-type="float">
            <text:p>96.666657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9"/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30" calcext:value-type="float">
            <text:p>30</text:p>
          </table:table-cell>
          <table:table-cell table:style-name="ce53" table:formula="of:=[.AP43]*[.AQ$13]" office:value-type="float" office:value="99.99999" calcext:value-type="float">
            <text:p>99.99999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</text:p>
          </table:table-cell>
          <table:table-cell table:style-name="ce18"/>
          <table:table-cell table:style-name="ce29" office:value-type="string" calcext:value-type="string">
            <text:p>Z</text:p>
          </table:table-cell>
          <table:table-cell table:style-name="Default"/>
          <table:table-cell table:style-name="ce33"/>
          <table:table-cell table:style-name="ce5" table:number-columns-repeated="2"/>
          <table:table-cell table:style-name="Default"/>
          <table:table-cell table:style-name="ce5" table:number-columns-repeated="4"/>
          <table:table-cell table:number-columns-repeated="10"/>
          <table:table-cell table:style-name="Default" table:number-columns-repeated="8"/>
          <table:table-cell table:number-columns-repeated="3"/>
          <table:table-cell table:style-name="ce53" office:value-type="float" office:value="31" calcext:value-type="float">
            <text:p>31</text:p>
          </table:table-cell>
          <table:table-cell table:style-name="ce53" table:formula="of:=[.AP44]*[.AQ$13]" office:value-type="float" office:value="103.333323" calcext:value-type="float">
            <text:p>103.333323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Z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Ö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Ü</text:p>
          </table:table-cell>
          <table:table-cell table:style-name="ce29" office:value-type="string" calcext:value-type="string">
            <text:p>W</text:p>
          </table:table-cell>
          <table:table-cell table:style-name="Default"/>
          <table:table-cell table:style-name="ce32"/>
          <table:table-cell table:style-name="ce5" table:number-columns-repeated="2"/>
          <table:table-cell table:style-name="Default"/>
          <table:table-cell table:style-name="ce5"/>
          <table:table-cell table:number-columns-repeated="13"/>
          <table:table-cell table:style-name="Default" table:number-columns-repeated="8"/>
          <table:table-cell table:number-columns-repeated="3"/>
          <table:table-cell table:style-name="ce53" office:value-type="float" office:value="32" calcext:value-type="float">
            <text:p>32</text:p>
          </table:table-cell>
          <table:table-cell table:style-name="ce53" table:formula="of:=[.AP45]*[.AQ$13]" office:value-type="float" office:value="106.666656" calcext:value-type="float">
            <text:p>106.666656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Ö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3" calcext:value-type="float">
            <text:p>33</text:p>
          </table:table-cell>
          <table:table-cell table:style-name="ce53" table:formula="of:=[.AP46]*[.AQ$13]" office:value-type="float" office:value="109.999989" calcext:value-type="float">
            <text:p>109.999989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Ä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U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4" calcext:value-type="float">
            <text:p>34</text:p>
          </table:table-cell>
          <table:table-cell table:style-name="ce53" table:formula="of:=[.AP47]*[.AQ$13]" office:value-type="float" office:value="113.333322" calcext:value-type="float">
            <text:p>113.333322</text:p>
          </table:table-cell>
          <table:table-cell table:number-columns-repeated="1634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Ü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I</text:p>
          </table:table-cell>
          <table:table-cell table:style-name="ce29" office:value-type="string" calcext:value-type="string">
            <text:p>F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5" calcext:value-type="float">
            <text:p>35</text:p>
          </table:table-cell>
          <table:table-cell table:style-name="ce53" table:formula="of:=[.AP48]*[.AQ$13]" office:value-type="float" office:value="116.666655" calcext:value-type="float">
            <text:p>116.666655</text:p>
          </table:table-cell>
          <table:table-cell table:number-columns-repeated="16341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Ä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I</text:p>
          </table:table-cell>
          <table:table-cell table:number-columns-repeated="4" table:style-name="ce19" office:value-type="string" calcext:value-type="string">
            <text:p>°</text:p>
          </table:table-cell>
          <table:table-cell table:style-name="ce30" office:value-type="string" calcext:value-type="string">
            <text:p>I</text:p>
          </table:table-cell>
          <table:table-cell table:style-name="Default"/>
          <table:table-cell table:style-name="ce32"/>
          <table:table-cell table:number-columns-repeated="17"/>
          <table:table-cell table:style-name="Default" table:number-columns-repeated="8"/>
          <table:table-cell table:number-columns-repeated="3"/>
          <table:table-cell table:style-name="ce53" office:value-type="float" office:value="36" calcext:value-type="float">
            <text:p>36</text:p>
          </table:table-cell>
          <table:table-cell table:style-name="ce53" table:formula="of:=[.AP49]*[.AQ$13]" office:value-type="float" office:value="119.999988" calcext:value-type="float">
            <text:p>119.999988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28"/>
          <table:table-cell table:style-name="ce53" office:value-type="float" office:value="37" calcext:value-type="float">
            <text:p>37</text:p>
          </table:table-cell>
          <table:table-cell table:style-name="ce53" table:formula="of:=[.AP50]*[.AQ$13]" office:value-type="float" office:value="123.333321" calcext:value-type="float">
            <text:p>123.333321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number-columns-repeated="28"/>
          <table:table-cell table:style-name="ce53" office:value-type="float" office:value="38" calcext:value-type="float">
            <text:p>38</text:p>
          </table:table-cell>
          <table:table-cell table:style-name="ce53" table:formula="of:=[.AP51]*[.AQ$13]" office:value-type="float" office:value="126.666654" calcext:value-type="float">
            <text:p>126.666654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21"/>
          <table:table-cell table:style-name="ce53" office:value-type="float" office:value="39" calcext:value-type="float">
            <text:p>39</text:p>
          </table:table-cell>
          <table:table-cell table:style-name="ce53" table:formula="of:=[.AP52]*[.AQ$13]" office:value-type="float" office:value="129.999987" calcext:value-type="float">
            <text:p>129.999987</text:p>
          </table:table-cell>
          <table:table-cell table:number-columns-repeated="16341"/>
        </table:table-row>
        <table:table-row table:style-name="ro1">
          <table:table-cell table:style-name="ce11"/>
          <table:table-cell table:style-name="Default" table:number-columns-repeated="11"/>
          <table:table-cell table:style-name="ce32"/>
          <table:table-cell table:style-name="ce5" table:number-columns-repeated="7"/>
          <table:table-cell table:number-columns-repeated="21"/>
          <table:table-cell table:style-name="ce53" office:value-type="float" office:value="40" calcext:value-type="float">
            <text:p>40</text:p>
          </table:table-cell>
          <table:table-cell table:style-name="ce53" table:formula="of:=[.AP53]*[.AQ$13]" office:value-type="float" office:value="133.33332" calcext:value-type="float">
            <text:p>133.3333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1" calcext:value-type="float">
            <text:p>41</text:p>
          </table:table-cell>
          <table:table-cell table:style-name="ce53" table:formula="of:=[.AP54]*[.AQ$13]" office:value-type="float" office:value="136.666653" calcext:value-type="float">
            <text:p>136.66665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2" calcext:value-type="float">
            <text:p>42</text:p>
          </table:table-cell>
          <table:table-cell table:style-name="ce53" table:formula="of:=[.AP55]*[.AQ$13]" office:value-type="float" office:value="139.999986" calcext:value-type="float">
            <text:p>139.99998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3" calcext:value-type="float">
            <text:p>43</text:p>
          </table:table-cell>
          <table:table-cell table:style-name="ce53" table:formula="of:=[.AP56]*[.AQ$13]" office:value-type="float" office:value="143.333319" calcext:value-type="float">
            <text:p>143.33331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4" calcext:value-type="float">
            <text:p>44</text:p>
          </table:table-cell>
          <table:table-cell table:style-name="ce53" table:formula="of:=[.AP57]*[.AQ$13]" office:value-type="float" office:value="146.666652" calcext:value-type="float">
            <text:p>146.66665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5" calcext:value-type="float">
            <text:p>45</text:p>
          </table:table-cell>
          <table:table-cell table:style-name="ce53" table:formula="of:=[.AP58]*[.AQ$13]" office:value-type="float" office:value="149.999985" calcext:value-type="float">
            <text:p>149.99998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6" calcext:value-type="float">
            <text:p>46</text:p>
          </table:table-cell>
          <table:table-cell table:style-name="ce53" table:formula="of:=[.AP59]*[.AQ$13]" office:value-type="float" office:value="153.333318" calcext:value-type="float">
            <text:p>153.33331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7" calcext:value-type="float">
            <text:p>47</text:p>
          </table:table-cell>
          <table:table-cell table:style-name="ce53" table:formula="of:=[.AP60]*[.AQ$13]" office:value-type="float" office:value="156.666651" calcext:value-type="float">
            <text:p>156.66665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8" calcext:value-type="float">
            <text:p>48</text:p>
          </table:table-cell>
          <table:table-cell table:style-name="ce53" table:formula="of:=[.AP61]*[.AQ$13]" office:value-type="float" office:value="159.999984" calcext:value-type="float">
            <text:p>159.99998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49" calcext:value-type="float">
            <text:p>49</text:p>
          </table:table-cell>
          <table:table-cell table:style-name="ce53" table:formula="of:=[.AP62]*[.AQ$13]" office:value-type="float" office:value="163.333317" calcext:value-type="float">
            <text:p>163.33331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0" calcext:value-type="float">
            <text:p>50</text:p>
          </table:table-cell>
          <table:table-cell table:style-name="ce53" table:formula="of:=[.AP63]*[.AQ$13]" office:value-type="float" office:value="166.66665" calcext:value-type="float">
            <text:p>166.6666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1" calcext:value-type="float">
            <text:p>51</text:p>
          </table:table-cell>
          <table:table-cell table:style-name="ce53" table:formula="of:=[.AP64]*[.AQ$13]" office:value-type="float" office:value="169.999983" calcext:value-type="float">
            <text:p>169.99998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2" calcext:value-type="float">
            <text:p>52</text:p>
          </table:table-cell>
          <table:table-cell table:style-name="ce53" table:formula="of:=[.AP65]*[.AQ$13]" office:value-type="float" office:value="173.333316" calcext:value-type="float">
            <text:p>173.33331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3" calcext:value-type="float">
            <text:p>53</text:p>
          </table:table-cell>
          <table:table-cell table:style-name="ce53" table:formula="of:=[.AP66]*[.AQ$13]" office:value-type="float" office:value="176.666649" calcext:value-type="float">
            <text:p>176.66664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4" calcext:value-type="float">
            <text:p>54</text:p>
          </table:table-cell>
          <table:table-cell table:style-name="ce53" table:formula="of:=[.AP67]*[.AQ$13]" office:value-type="float" office:value="179.999982" calcext:value-type="float">
            <text:p>179.99998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5" calcext:value-type="float">
            <text:p>55</text:p>
          </table:table-cell>
          <table:table-cell table:style-name="ce53" table:formula="of:=[.AP68]*[.AQ$13]" office:value-type="float" office:value="183.333315" calcext:value-type="float">
            <text:p>183.33331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6" calcext:value-type="float">
            <text:p>56</text:p>
          </table:table-cell>
          <table:table-cell table:style-name="ce53" table:formula="of:=[.AP69]*[.AQ$13]" office:value-type="float" office:value="186.666648" calcext:value-type="float">
            <text:p>186.66664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7" calcext:value-type="float">
            <text:p>57</text:p>
          </table:table-cell>
          <table:table-cell table:style-name="ce53" table:formula="of:=[.AP70]*[.AQ$13]" office:value-type="float" office:value="189.999981" calcext:value-type="float">
            <text:p>189.99998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8" calcext:value-type="float">
            <text:p>58</text:p>
          </table:table-cell>
          <table:table-cell table:style-name="ce53" table:formula="of:=[.AP71]*[.AQ$13]" office:value-type="float" office:value="193.333314" calcext:value-type="float">
            <text:p>193.33331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59" calcext:value-type="float">
            <text:p>59</text:p>
          </table:table-cell>
          <table:table-cell table:style-name="ce53" table:formula="of:=[.AP72]*[.AQ$13]" office:value-type="float" office:value="196.666647" calcext:value-type="float">
            <text:p>196.66664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0" calcext:value-type="float">
            <text:p>60</text:p>
          </table:table-cell>
          <table:table-cell table:style-name="ce53" table:formula="of:=[.AP73]*[.AQ$13]" office:value-type="float" office:value="199.99998" calcext:value-type="float">
            <text:p>199.9999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1" calcext:value-type="float">
            <text:p>61</text:p>
          </table:table-cell>
          <table:table-cell table:style-name="ce53" table:formula="of:=[.AP74]*[.AQ$13]" office:value-type="float" office:value="203.333313" calcext:value-type="float">
            <text:p>203.33331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2" calcext:value-type="float">
            <text:p>62</text:p>
          </table:table-cell>
          <table:table-cell table:style-name="ce53" table:formula="of:=[.AP75]*[.AQ$13]" office:value-type="float" office:value="206.666646" calcext:value-type="float">
            <text:p>206.66664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3" calcext:value-type="float">
            <text:p>63</text:p>
          </table:table-cell>
          <table:table-cell table:style-name="ce53" table:formula="of:=[.AP76]*[.AQ$13]" office:value-type="float" office:value="209.999979" calcext:value-type="float">
            <text:p>209.99997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4" calcext:value-type="float">
            <text:p>64</text:p>
          </table:table-cell>
          <table:table-cell table:style-name="ce53" table:formula="of:=[.AP77]*[.AQ$13]" office:value-type="float" office:value="213.333312" calcext:value-type="float">
            <text:p>213.33331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5" calcext:value-type="float">
            <text:p>65</text:p>
          </table:table-cell>
          <table:table-cell table:style-name="ce53" table:formula="of:=[.AP78]*[.AQ$13]" office:value-type="float" office:value="216.666645" calcext:value-type="float">
            <text:p>216.66664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6" calcext:value-type="float">
            <text:p>66</text:p>
          </table:table-cell>
          <table:table-cell table:style-name="ce53" table:formula="of:=[.AP79]*[.AQ$13]" office:value-type="float" office:value="219.999978" calcext:value-type="float">
            <text:p>219.99997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7" calcext:value-type="float">
            <text:p>67</text:p>
          </table:table-cell>
          <table:table-cell table:style-name="ce53" table:formula="of:=[.AP80]*[.AQ$13]" office:value-type="float" office:value="223.333311" calcext:value-type="float">
            <text:p>223.33331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8" calcext:value-type="float">
            <text:p>68</text:p>
          </table:table-cell>
          <table:table-cell table:style-name="ce53" table:formula="of:=[.AP81]*[.AQ$13]" office:value-type="float" office:value="226.666644" calcext:value-type="float">
            <text:p>226.66664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69" calcext:value-type="float">
            <text:p>69</text:p>
          </table:table-cell>
          <table:table-cell table:style-name="ce53" table:formula="of:=[.AP82]*[.AQ$13]" office:value-type="float" office:value="229.999977" calcext:value-type="float">
            <text:p>229.99997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0" calcext:value-type="float">
            <text:p>70</text:p>
          </table:table-cell>
          <table:table-cell table:style-name="ce53" table:formula="of:=[.AP83]*[.AQ$13]" office:value-type="float" office:value="233.33331" calcext:value-type="float">
            <text:p>233.3333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1" calcext:value-type="float">
            <text:p>71</text:p>
          </table:table-cell>
          <table:table-cell table:style-name="ce53" table:formula="of:=[.AP84]*[.AQ$13]" office:value-type="float" office:value="236.666643" calcext:value-type="float">
            <text:p>236.66664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2" calcext:value-type="float">
            <text:p>72</text:p>
          </table:table-cell>
          <table:table-cell table:style-name="ce53" table:formula="of:=[.AP85]*[.AQ$13]" office:value-type="float" office:value="239.999976" calcext:value-type="float">
            <text:p>239.99997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3" calcext:value-type="float">
            <text:p>73</text:p>
          </table:table-cell>
          <table:table-cell table:style-name="ce53" table:formula="of:=[.AP86]*[.AQ$13]" office:value-type="float" office:value="243.333309" calcext:value-type="float">
            <text:p>243.33330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4" calcext:value-type="float">
            <text:p>74</text:p>
          </table:table-cell>
          <table:table-cell table:style-name="ce53" table:formula="of:=[.AP87]*[.AQ$13]" office:value-type="float" office:value="246.666642" calcext:value-type="float">
            <text:p>246.66664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5" calcext:value-type="float">
            <text:p>75</text:p>
          </table:table-cell>
          <table:table-cell table:style-name="ce53" table:formula="of:=[.AP88]*[.AQ$13]" office:value-type="float" office:value="249.999975" calcext:value-type="float">
            <text:p>249.99997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6" calcext:value-type="float">
            <text:p>76</text:p>
          </table:table-cell>
          <table:table-cell table:style-name="ce53" table:formula="of:=[.AP89]*[.AQ$13]" office:value-type="float" office:value="253.333308" calcext:value-type="float">
            <text:p>253.33330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7" calcext:value-type="float">
            <text:p>77</text:p>
          </table:table-cell>
          <table:table-cell table:style-name="ce53" table:formula="of:=[.AP90]*[.AQ$13]" office:value-type="float" office:value="256.666641" calcext:value-type="float">
            <text:p>256.66664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8" calcext:value-type="float">
            <text:p>78</text:p>
          </table:table-cell>
          <table:table-cell table:style-name="ce53" table:formula="of:=[.AP91]*[.AQ$13]" office:value-type="float" office:value="259.999974" calcext:value-type="float">
            <text:p>259.99997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79" calcext:value-type="float">
            <text:p>79</text:p>
          </table:table-cell>
          <table:table-cell table:style-name="ce53" table:formula="of:=[.AP92]*[.AQ$13]" office:value-type="float" office:value="263.333307" calcext:value-type="float">
            <text:p>263.33330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0" calcext:value-type="float">
            <text:p>80</text:p>
          </table:table-cell>
          <table:table-cell table:style-name="ce53" table:formula="of:=[.AP93]*[.AQ$13]" office:value-type="float" office:value="266.66664" calcext:value-type="float">
            <text:p>266.6666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1" calcext:value-type="float">
            <text:p>81</text:p>
          </table:table-cell>
          <table:table-cell table:style-name="ce53" table:formula="of:=[.AP94]*[.AQ$13]" office:value-type="float" office:value="269.999973" calcext:value-type="float">
            <text:p>269.99997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2" calcext:value-type="float">
            <text:p>82</text:p>
          </table:table-cell>
          <table:table-cell table:style-name="ce53" table:formula="of:=[.AP95]*[.AQ$13]" office:value-type="float" office:value="273.333306" calcext:value-type="float">
            <text:p>273.33330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3" calcext:value-type="float">
            <text:p>83</text:p>
          </table:table-cell>
          <table:table-cell table:style-name="ce53" table:formula="of:=[.AP96]*[.AQ$13]" office:value-type="float" office:value="276.666639" calcext:value-type="float">
            <text:p>276.66663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4" calcext:value-type="float">
            <text:p>84</text:p>
          </table:table-cell>
          <table:table-cell table:style-name="ce53" table:formula="of:=[.AP97]*[.AQ$13]" office:value-type="float" office:value="279.999972" calcext:value-type="float">
            <text:p>279.99997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5" calcext:value-type="float">
            <text:p>85</text:p>
          </table:table-cell>
          <table:table-cell table:style-name="ce53" table:formula="of:=[.AP98]*[.AQ$13]" office:value-type="float" office:value="283.333305" calcext:value-type="float">
            <text:p>283.33330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6" calcext:value-type="float">
            <text:p>86</text:p>
          </table:table-cell>
          <table:table-cell table:style-name="ce53" table:formula="of:=[.AP99]*[.AQ$13]" office:value-type="float" office:value="286.666638" calcext:value-type="float">
            <text:p>286.66663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7" calcext:value-type="float">
            <text:p>87</text:p>
          </table:table-cell>
          <table:table-cell table:style-name="ce53" table:formula="of:=[.AP100]*[.AQ$13]" office:value-type="float" office:value="289.999971" calcext:value-type="float">
            <text:p>289.99997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8" calcext:value-type="float">
            <text:p>88</text:p>
          </table:table-cell>
          <table:table-cell table:style-name="ce53" table:formula="of:=[.AP101]*[.AQ$13]" office:value-type="float" office:value="293.333304" calcext:value-type="float">
            <text:p>293.33330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89" calcext:value-type="float">
            <text:p>89</text:p>
          </table:table-cell>
          <table:table-cell table:style-name="ce53" table:formula="of:=[.AP102]*[.AQ$13]" office:value-type="float" office:value="296.666637" calcext:value-type="float">
            <text:p>296.66663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0" calcext:value-type="float">
            <text:p>90</text:p>
          </table:table-cell>
          <table:table-cell table:style-name="ce53" table:formula="of:=[.AP103]*[.AQ$13]" office:value-type="float" office:value="299.99997" calcext:value-type="float">
            <text:p>299.9999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1" calcext:value-type="float">
            <text:p>91</text:p>
          </table:table-cell>
          <table:table-cell table:style-name="ce53" table:formula="of:=[.AP104]*[.AQ$13]" office:value-type="float" office:value="303.333303" calcext:value-type="float">
            <text:p>303.33330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2" calcext:value-type="float">
            <text:p>92</text:p>
          </table:table-cell>
          <table:table-cell table:style-name="ce53" table:formula="of:=[.AP105]*[.AQ$13]" office:value-type="float" office:value="306.666636" calcext:value-type="float">
            <text:p>306.66663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3" calcext:value-type="float">
            <text:p>93</text:p>
          </table:table-cell>
          <table:table-cell table:style-name="ce53" table:formula="of:=[.AP106]*[.AQ$13]" office:value-type="float" office:value="309.999969" calcext:value-type="float">
            <text:p>309.99996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4" calcext:value-type="float">
            <text:p>94</text:p>
          </table:table-cell>
          <table:table-cell table:style-name="ce53" table:formula="of:=[.AP107]*[.AQ$13]" office:value-type="float" office:value="313.333302" calcext:value-type="float">
            <text:p>313.33330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5" calcext:value-type="float">
            <text:p>95</text:p>
          </table:table-cell>
          <table:table-cell table:style-name="ce53" table:formula="of:=[.AP108]*[.AQ$13]" office:value-type="float" office:value="316.666635" calcext:value-type="float">
            <text:p>316.66663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6" calcext:value-type="float">
            <text:p>96</text:p>
          </table:table-cell>
          <table:table-cell table:style-name="ce53" table:formula="of:=[.AP109]*[.AQ$13]" office:value-type="float" office:value="319.999968" calcext:value-type="float">
            <text:p>319.99996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7" calcext:value-type="float">
            <text:p>97</text:p>
          </table:table-cell>
          <table:table-cell table:style-name="ce53" table:formula="of:=[.AP110]*[.AQ$13]" office:value-type="float" office:value="323.333301" calcext:value-type="float">
            <text:p>323.33330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8" calcext:value-type="float">
            <text:p>98</text:p>
          </table:table-cell>
          <table:table-cell table:style-name="ce53" table:formula="of:=[.AP111]*[.AQ$13]" office:value-type="float" office:value="326.666634" calcext:value-type="float">
            <text:p>326.66663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99" calcext:value-type="float">
            <text:p>99</text:p>
          </table:table-cell>
          <table:table-cell table:style-name="ce53" table:formula="of:=[.AP112]*[.AQ$13]" office:value-type="float" office:value="329.999967" calcext:value-type="float">
            <text:p>329.99996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0" calcext:value-type="float">
            <text:p>100</text:p>
          </table:table-cell>
          <table:table-cell table:style-name="ce53" table:formula="of:=[.AP113]*[.AQ$13]" office:value-type="float" office:value="333.3333" calcext:value-type="float">
            <text:p>333.333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1" calcext:value-type="float">
            <text:p>101</text:p>
          </table:table-cell>
          <table:table-cell table:style-name="ce53" table:formula="of:=[.AP114]*[.AQ$13]" office:value-type="float" office:value="336.666633" calcext:value-type="float">
            <text:p>336.66663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2" calcext:value-type="float">
            <text:p>102</text:p>
          </table:table-cell>
          <table:table-cell table:style-name="ce53" table:formula="of:=[.AP115]*[.AQ$13]" office:value-type="float" office:value="339.999966" calcext:value-type="float">
            <text:p>339.99996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3" calcext:value-type="float">
            <text:p>103</text:p>
          </table:table-cell>
          <table:table-cell table:style-name="ce53" table:formula="of:=[.AP116]*[.AQ$13]" office:value-type="float" office:value="343.333299" calcext:value-type="float">
            <text:p>343.33329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4" calcext:value-type="float">
            <text:p>104</text:p>
          </table:table-cell>
          <table:table-cell table:style-name="ce53" table:formula="of:=[.AP117]*[.AQ$13]" office:value-type="float" office:value="346.666632" calcext:value-type="float">
            <text:p>346.66663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5" calcext:value-type="float">
            <text:p>105</text:p>
          </table:table-cell>
          <table:table-cell table:style-name="ce53" table:formula="of:=[.AP118]*[.AQ$13]" office:value-type="float" office:value="349.999965" calcext:value-type="float">
            <text:p>349.99996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6" calcext:value-type="float">
            <text:p>106</text:p>
          </table:table-cell>
          <table:table-cell table:style-name="ce53" table:formula="of:=[.AP119]*[.AQ$13]" office:value-type="float" office:value="353.333298" calcext:value-type="float">
            <text:p>353.33329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7" calcext:value-type="float">
            <text:p>107</text:p>
          </table:table-cell>
          <table:table-cell table:style-name="ce53" table:formula="of:=[.AP120]*[.AQ$13]" office:value-type="float" office:value="356.666631" calcext:value-type="float">
            <text:p>356.66663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8" calcext:value-type="float">
            <text:p>108</text:p>
          </table:table-cell>
          <table:table-cell table:style-name="ce53" table:formula="of:=[.AP121]*[.AQ$13]" office:value-type="float" office:value="359.999964" calcext:value-type="float">
            <text:p>359.99996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09" calcext:value-type="float">
            <text:p>109</text:p>
          </table:table-cell>
          <table:table-cell table:style-name="ce53" table:formula="of:=[.AP122]*[.AQ$13]" office:value-type="float" office:value="363.333297" calcext:value-type="float">
            <text:p>363.33329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0" calcext:value-type="float">
            <text:p>110</text:p>
          </table:table-cell>
          <table:table-cell table:style-name="ce53" table:formula="of:=[.AP123]*[.AQ$13]" office:value-type="float" office:value="366.66663" calcext:value-type="float">
            <text:p>366.6666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1" calcext:value-type="float">
            <text:p>111</text:p>
          </table:table-cell>
          <table:table-cell table:style-name="ce53" table:formula="of:=[.AP124]*[.AQ$13]" office:value-type="float" office:value="369.999963" calcext:value-type="float">
            <text:p>369.99996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2" calcext:value-type="float">
            <text:p>112</text:p>
          </table:table-cell>
          <table:table-cell table:style-name="ce53" table:formula="of:=[.AP125]*[.AQ$13]" office:value-type="float" office:value="373.333296" calcext:value-type="float">
            <text:p>373.33329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3" calcext:value-type="float">
            <text:p>113</text:p>
          </table:table-cell>
          <table:table-cell table:style-name="ce53" table:formula="of:=[.AP126]*[.AQ$13]" office:value-type="float" office:value="376.666629" calcext:value-type="float">
            <text:p>376.66662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4" calcext:value-type="float">
            <text:p>114</text:p>
          </table:table-cell>
          <table:table-cell table:style-name="ce53" table:formula="of:=[.AP127]*[.AQ$13]" office:value-type="float" office:value="379.999962" calcext:value-type="float">
            <text:p>379.99996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5" calcext:value-type="float">
            <text:p>115</text:p>
          </table:table-cell>
          <table:table-cell table:style-name="ce53" table:formula="of:=[.AP128]*[.AQ$13]" office:value-type="float" office:value="383.333295" calcext:value-type="float">
            <text:p>383.33329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6" calcext:value-type="float">
            <text:p>116</text:p>
          </table:table-cell>
          <table:table-cell table:style-name="ce53" table:formula="of:=[.AP129]*[.AQ$13]" office:value-type="float" office:value="386.666628" calcext:value-type="float">
            <text:p>386.66662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7" calcext:value-type="float">
            <text:p>117</text:p>
          </table:table-cell>
          <table:table-cell table:style-name="ce53" table:formula="of:=[.AP130]*[.AQ$13]" office:value-type="float" office:value="389.999961" calcext:value-type="float">
            <text:p>389.99996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8" calcext:value-type="float">
            <text:p>118</text:p>
          </table:table-cell>
          <table:table-cell table:style-name="ce53" table:formula="of:=[.AP131]*[.AQ$13]" office:value-type="float" office:value="393.333294" calcext:value-type="float">
            <text:p>393.33329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19" calcext:value-type="float">
            <text:p>119</text:p>
          </table:table-cell>
          <table:table-cell table:style-name="ce53" table:formula="of:=[.AP132]*[.AQ$13]" office:value-type="float" office:value="396.666627" calcext:value-type="float">
            <text:p>396.66662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0" calcext:value-type="float">
            <text:p>120</text:p>
          </table:table-cell>
          <table:table-cell table:style-name="ce53" table:formula="of:=[.AP133]*[.AQ$13]" office:value-type="float" office:value="399.99996" calcext:value-type="float">
            <text:p>399.9999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1" calcext:value-type="float">
            <text:p>121</text:p>
          </table:table-cell>
          <table:table-cell table:style-name="ce53" table:formula="of:=[.AP134]*[.AQ$13]" office:value-type="float" office:value="403.333293" calcext:value-type="float">
            <text:p>403.33329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2" calcext:value-type="float">
            <text:p>122</text:p>
          </table:table-cell>
          <table:table-cell table:style-name="ce53" table:formula="of:=[.AP135]*[.AQ$13]" office:value-type="float" office:value="406.666626" calcext:value-type="float">
            <text:p>406.66662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3" calcext:value-type="float">
            <text:p>123</text:p>
          </table:table-cell>
          <table:table-cell table:style-name="ce53" table:formula="of:=[.AP136]*[.AQ$13]" office:value-type="float" office:value="409.999959" calcext:value-type="float">
            <text:p>409.99995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4" calcext:value-type="float">
            <text:p>124</text:p>
          </table:table-cell>
          <table:table-cell table:style-name="ce53" table:formula="of:=[.AP137]*[.AQ$13]" office:value-type="float" office:value="413.333292" calcext:value-type="float">
            <text:p>413.33329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5" calcext:value-type="float">
            <text:p>125</text:p>
          </table:table-cell>
          <table:table-cell table:style-name="ce53" table:formula="of:=[.AP138]*[.AQ$13]" office:value-type="float" office:value="416.666625" calcext:value-type="float">
            <text:p>416.66662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6" calcext:value-type="float">
            <text:p>126</text:p>
          </table:table-cell>
          <table:table-cell table:style-name="ce53" table:formula="of:=[.AP139]*[.AQ$13]" office:value-type="float" office:value="419.999958" calcext:value-type="float">
            <text:p>419.99995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7" calcext:value-type="float">
            <text:p>127</text:p>
          </table:table-cell>
          <table:table-cell table:style-name="ce53" table:formula="of:=[.AP140]*[.AQ$13]" office:value-type="float" office:value="423.333291" calcext:value-type="float">
            <text:p>423.33329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8" calcext:value-type="float">
            <text:p>128</text:p>
          </table:table-cell>
          <table:table-cell table:style-name="ce53" table:formula="of:=[.AP141]*[.AQ$13]" office:value-type="float" office:value="426.666624" calcext:value-type="float">
            <text:p>426.66662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29" calcext:value-type="float">
            <text:p>129</text:p>
          </table:table-cell>
          <table:table-cell table:style-name="ce53" table:formula="of:=[.AP142]*[.AQ$13]" office:value-type="float" office:value="429.999957" calcext:value-type="float">
            <text:p>429.99995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0" calcext:value-type="float">
            <text:p>130</text:p>
          </table:table-cell>
          <table:table-cell table:style-name="ce53" table:formula="of:=[.AP143]*[.AQ$13]" office:value-type="float" office:value="433.33329" calcext:value-type="float">
            <text:p>433.3332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1" calcext:value-type="float">
            <text:p>131</text:p>
          </table:table-cell>
          <table:table-cell table:style-name="ce53" table:formula="of:=[.AP144]*[.AQ$13]" office:value-type="float" office:value="436.666623" calcext:value-type="float">
            <text:p>436.66662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2" calcext:value-type="float">
            <text:p>132</text:p>
          </table:table-cell>
          <table:table-cell table:style-name="ce53" table:formula="of:=[.AP145]*[.AQ$13]" office:value-type="float" office:value="439.999956" calcext:value-type="float">
            <text:p>439.99995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3" calcext:value-type="float">
            <text:p>133</text:p>
          </table:table-cell>
          <table:table-cell table:style-name="ce53" table:formula="of:=[.AP146]*[.AQ$13]" office:value-type="float" office:value="443.333289" calcext:value-type="float">
            <text:p>443.33328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4" calcext:value-type="float">
            <text:p>134</text:p>
          </table:table-cell>
          <table:table-cell table:style-name="ce53" table:formula="of:=[.AP147]*[.AQ$13]" office:value-type="float" office:value="446.666622" calcext:value-type="float">
            <text:p>446.66662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5" calcext:value-type="float">
            <text:p>135</text:p>
          </table:table-cell>
          <table:table-cell table:style-name="ce53" table:formula="of:=[.AP148]*[.AQ$13]" office:value-type="float" office:value="449.999955" calcext:value-type="float">
            <text:p>449.99995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6" calcext:value-type="float">
            <text:p>136</text:p>
          </table:table-cell>
          <table:table-cell table:style-name="ce53" table:formula="of:=[.AP149]*[.AQ$13]" office:value-type="float" office:value="453.333288" calcext:value-type="float">
            <text:p>453.33328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7" calcext:value-type="float">
            <text:p>137</text:p>
          </table:table-cell>
          <table:table-cell table:style-name="ce53" table:formula="of:=[.AP150]*[.AQ$13]" office:value-type="float" office:value="456.666621" calcext:value-type="float">
            <text:p>456.66662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8" calcext:value-type="float">
            <text:p>138</text:p>
          </table:table-cell>
          <table:table-cell table:style-name="ce53" table:formula="of:=[.AP151]*[.AQ$13]" office:value-type="float" office:value="459.999954" calcext:value-type="float">
            <text:p>459.99995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39" calcext:value-type="float">
            <text:p>139</text:p>
          </table:table-cell>
          <table:table-cell table:style-name="ce53" table:formula="of:=[.AP152]*[.AQ$13]" office:value-type="float" office:value="463.333287" calcext:value-type="float">
            <text:p>463.33328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0" calcext:value-type="float">
            <text:p>140</text:p>
          </table:table-cell>
          <table:table-cell table:style-name="ce53" table:formula="of:=[.AP153]*[.AQ$13]" office:value-type="float" office:value="466.66662" calcext:value-type="float">
            <text:p>466.6666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1" calcext:value-type="float">
            <text:p>141</text:p>
          </table:table-cell>
          <table:table-cell table:style-name="ce53" table:formula="of:=[.AP154]*[.AQ$13]" office:value-type="float" office:value="469.999953" calcext:value-type="float">
            <text:p>469.99995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2" calcext:value-type="float">
            <text:p>142</text:p>
          </table:table-cell>
          <table:table-cell table:style-name="ce53" table:formula="of:=[.AP155]*[.AQ$13]" office:value-type="float" office:value="473.333286" calcext:value-type="float">
            <text:p>473.33328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3" calcext:value-type="float">
            <text:p>143</text:p>
          </table:table-cell>
          <table:table-cell table:style-name="ce53" table:formula="of:=[.AP156]*[.AQ$13]" office:value-type="float" office:value="476.666619" calcext:value-type="float">
            <text:p>476.66661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4" calcext:value-type="float">
            <text:p>144</text:p>
          </table:table-cell>
          <table:table-cell table:style-name="ce53" table:formula="of:=[.AP157]*[.AQ$13]" office:value-type="float" office:value="479.999952" calcext:value-type="float">
            <text:p>479.99995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5" calcext:value-type="float">
            <text:p>145</text:p>
          </table:table-cell>
          <table:table-cell table:style-name="ce53" table:formula="of:=[.AP158]*[.AQ$13]" office:value-type="float" office:value="483.333285" calcext:value-type="float">
            <text:p>483.33328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6" calcext:value-type="float">
            <text:p>146</text:p>
          </table:table-cell>
          <table:table-cell table:style-name="ce53" table:formula="of:=[.AP159]*[.AQ$13]" office:value-type="float" office:value="486.666618" calcext:value-type="float">
            <text:p>486.66661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7" calcext:value-type="float">
            <text:p>147</text:p>
          </table:table-cell>
          <table:table-cell table:style-name="ce53" table:formula="of:=[.AP160]*[.AQ$13]" office:value-type="float" office:value="489.999951" calcext:value-type="float">
            <text:p>489.99995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8" calcext:value-type="float">
            <text:p>148</text:p>
          </table:table-cell>
          <table:table-cell table:style-name="ce53" table:formula="of:=[.AP161]*[.AQ$13]" office:value-type="float" office:value="493.333284" calcext:value-type="float">
            <text:p>493.33328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49" calcext:value-type="float">
            <text:p>149</text:p>
          </table:table-cell>
          <table:table-cell table:style-name="ce53" table:formula="of:=[.AP162]*[.AQ$13]" office:value-type="float" office:value="496.666617" calcext:value-type="float">
            <text:p>496.66661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0" calcext:value-type="float">
            <text:p>150</text:p>
          </table:table-cell>
          <table:table-cell table:style-name="ce53" table:formula="of:=[.AP163]*[.AQ$13]" office:value-type="float" office:value="499.99995" calcext:value-type="float">
            <text:p>499.9999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1" calcext:value-type="float">
            <text:p>151</text:p>
          </table:table-cell>
          <table:table-cell table:style-name="ce53" table:formula="of:=[.AP164]*[.AQ$13]" office:value-type="float" office:value="503.333283" calcext:value-type="float">
            <text:p>503.33328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2" calcext:value-type="float">
            <text:p>152</text:p>
          </table:table-cell>
          <table:table-cell table:style-name="ce53" table:formula="of:=[.AP165]*[.AQ$13]" office:value-type="float" office:value="506.666616" calcext:value-type="float">
            <text:p>506.66661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3" calcext:value-type="float">
            <text:p>153</text:p>
          </table:table-cell>
          <table:table-cell table:style-name="ce53" table:formula="of:=[.AP166]*[.AQ$13]" office:value-type="float" office:value="509.999949" calcext:value-type="float">
            <text:p>509.99994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4" calcext:value-type="float">
            <text:p>154</text:p>
          </table:table-cell>
          <table:table-cell table:style-name="ce53" table:formula="of:=[.AP167]*[.AQ$13]" office:value-type="float" office:value="513.333282" calcext:value-type="float">
            <text:p>513.33328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5" calcext:value-type="float">
            <text:p>155</text:p>
          </table:table-cell>
          <table:table-cell table:style-name="ce53" table:formula="of:=[.AP168]*[.AQ$13]" office:value-type="float" office:value="516.666615" calcext:value-type="float">
            <text:p>516.66661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6" calcext:value-type="float">
            <text:p>156</text:p>
          </table:table-cell>
          <table:table-cell table:style-name="ce53" table:formula="of:=[.AP169]*[.AQ$13]" office:value-type="float" office:value="519.999948" calcext:value-type="float">
            <text:p>519.99994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7" calcext:value-type="float">
            <text:p>157</text:p>
          </table:table-cell>
          <table:table-cell table:style-name="ce53" table:formula="of:=[.AP170]*[.AQ$13]" office:value-type="float" office:value="523.333281" calcext:value-type="float">
            <text:p>523.33328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8" calcext:value-type="float">
            <text:p>158</text:p>
          </table:table-cell>
          <table:table-cell table:style-name="ce53" table:formula="of:=[.AP171]*[.AQ$13]" office:value-type="float" office:value="526.666614" calcext:value-type="float">
            <text:p>526.66661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59" calcext:value-type="float">
            <text:p>159</text:p>
          </table:table-cell>
          <table:table-cell table:style-name="ce53" table:formula="of:=[.AP172]*[.AQ$13]" office:value-type="float" office:value="529.999947" calcext:value-type="float">
            <text:p>529.99994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0" calcext:value-type="float">
            <text:p>160</text:p>
          </table:table-cell>
          <table:table-cell table:style-name="ce53" table:formula="of:=[.AP173]*[.AQ$13]" office:value-type="float" office:value="533.33328" calcext:value-type="float">
            <text:p>533.3332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1" calcext:value-type="float">
            <text:p>161</text:p>
          </table:table-cell>
          <table:table-cell table:style-name="ce53" table:formula="of:=[.AP174]*[.AQ$13]" office:value-type="float" office:value="536.666613" calcext:value-type="float">
            <text:p>536.66661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2" calcext:value-type="float">
            <text:p>162</text:p>
          </table:table-cell>
          <table:table-cell table:style-name="ce53" table:formula="of:=[.AP175]*[.AQ$13]" office:value-type="float" office:value="539.999946" calcext:value-type="float">
            <text:p>539.99994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3" calcext:value-type="float">
            <text:p>163</text:p>
          </table:table-cell>
          <table:table-cell table:style-name="ce53" table:formula="of:=[.AP176]*[.AQ$13]" office:value-type="float" office:value="543.333279" calcext:value-type="float">
            <text:p>543.33327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4" calcext:value-type="float">
            <text:p>164</text:p>
          </table:table-cell>
          <table:table-cell table:style-name="ce53" table:formula="of:=[.AP177]*[.AQ$13]" office:value-type="float" office:value="546.666612" calcext:value-type="float">
            <text:p>546.66661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5" calcext:value-type="float">
            <text:p>165</text:p>
          </table:table-cell>
          <table:table-cell table:style-name="ce53" table:formula="of:=[.AP178]*[.AQ$13]" office:value-type="float" office:value="549.999945" calcext:value-type="float">
            <text:p>549.99994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6" calcext:value-type="float">
            <text:p>166</text:p>
          </table:table-cell>
          <table:table-cell table:style-name="ce53" table:formula="of:=[.AP179]*[.AQ$13]" office:value-type="float" office:value="553.333278" calcext:value-type="float">
            <text:p>553.33327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7" calcext:value-type="float">
            <text:p>167</text:p>
          </table:table-cell>
          <table:table-cell table:style-name="ce53" table:formula="of:=[.AP180]*[.AQ$13]" office:value-type="float" office:value="556.666611" calcext:value-type="float">
            <text:p>556.66661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8" calcext:value-type="float">
            <text:p>168</text:p>
          </table:table-cell>
          <table:table-cell table:style-name="ce53" table:formula="of:=[.AP181]*[.AQ$13]" office:value-type="float" office:value="559.999944" calcext:value-type="float">
            <text:p>559.99994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69" calcext:value-type="float">
            <text:p>169</text:p>
          </table:table-cell>
          <table:table-cell table:style-name="ce53" table:formula="of:=[.AP182]*[.AQ$13]" office:value-type="float" office:value="563.333277" calcext:value-type="float">
            <text:p>563.33327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0" calcext:value-type="float">
            <text:p>170</text:p>
          </table:table-cell>
          <table:table-cell table:style-name="ce53" table:formula="of:=[.AP183]*[.AQ$13]" office:value-type="float" office:value="566.66661" calcext:value-type="float">
            <text:p>566.6666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1" calcext:value-type="float">
            <text:p>171</text:p>
          </table:table-cell>
          <table:table-cell table:style-name="ce53" table:formula="of:=[.AP184]*[.AQ$13]" office:value-type="float" office:value="569.999943" calcext:value-type="float">
            <text:p>569.99994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2" calcext:value-type="float">
            <text:p>172</text:p>
          </table:table-cell>
          <table:table-cell table:style-name="ce53" table:formula="of:=[.AP185]*[.AQ$13]" office:value-type="float" office:value="573.333276" calcext:value-type="float">
            <text:p>573.33327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3" calcext:value-type="float">
            <text:p>173</text:p>
          </table:table-cell>
          <table:table-cell table:style-name="ce53" table:formula="of:=[.AP186]*[.AQ$13]" office:value-type="float" office:value="576.666609" calcext:value-type="float">
            <text:p>576.66660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4" calcext:value-type="float">
            <text:p>174</text:p>
          </table:table-cell>
          <table:table-cell table:style-name="ce53" table:formula="of:=[.AP187]*[.AQ$13]" office:value-type="float" office:value="579.999942" calcext:value-type="float">
            <text:p>579.99994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5" calcext:value-type="float">
            <text:p>175</text:p>
          </table:table-cell>
          <table:table-cell table:style-name="ce53" table:formula="of:=[.AP188]*[.AQ$13]" office:value-type="float" office:value="583.333275" calcext:value-type="float">
            <text:p>583.33327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6" calcext:value-type="float">
            <text:p>176</text:p>
          </table:table-cell>
          <table:table-cell table:style-name="ce53" table:formula="of:=[.AP189]*[.AQ$13]" office:value-type="float" office:value="586.666608" calcext:value-type="float">
            <text:p>586.66660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7" calcext:value-type="float">
            <text:p>177</text:p>
          </table:table-cell>
          <table:table-cell table:style-name="ce53" table:formula="of:=[.AP190]*[.AQ$13]" office:value-type="float" office:value="589.999941" calcext:value-type="float">
            <text:p>589.99994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8" calcext:value-type="float">
            <text:p>178</text:p>
          </table:table-cell>
          <table:table-cell table:style-name="ce53" table:formula="of:=[.AP191]*[.AQ$13]" office:value-type="float" office:value="593.333274" calcext:value-type="float">
            <text:p>593.33327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79" calcext:value-type="float">
            <text:p>179</text:p>
          </table:table-cell>
          <table:table-cell table:style-name="ce53" table:formula="of:=[.AP192]*[.AQ$13]" office:value-type="float" office:value="596.666607" calcext:value-type="float">
            <text:p>596.66660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0" calcext:value-type="float">
            <text:p>180</text:p>
          </table:table-cell>
          <table:table-cell table:style-name="ce53" table:formula="of:=[.AP193]*[.AQ$13]" office:value-type="float" office:value="599.99994" calcext:value-type="float">
            <text:p>599.9999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1" calcext:value-type="float">
            <text:p>181</text:p>
          </table:table-cell>
          <table:table-cell table:style-name="ce53" table:formula="of:=[.AP194]*[.AQ$13]" office:value-type="float" office:value="603.333273" calcext:value-type="float">
            <text:p>603.333273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2" calcext:value-type="float">
            <text:p>182</text:p>
          </table:table-cell>
          <table:table-cell table:style-name="ce53" table:formula="of:=[.AP195]*[.AQ$13]" office:value-type="float" office:value="606.666606" calcext:value-type="float">
            <text:p>606.666606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3" calcext:value-type="float">
            <text:p>183</text:p>
          </table:table-cell>
          <table:table-cell table:style-name="ce53" table:formula="of:=[.AP196]*[.AQ$13]" office:value-type="float" office:value="609.999939" calcext:value-type="float">
            <text:p>609.999939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4" calcext:value-type="float">
            <text:p>184</text:p>
          </table:table-cell>
          <table:table-cell table:style-name="ce53" table:formula="of:=[.AP197]*[.AQ$13]" office:value-type="float" office:value="613.333272" calcext:value-type="float">
            <text:p>613.333272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5" calcext:value-type="float">
            <text:p>185</text:p>
          </table:table-cell>
          <table:table-cell table:style-name="ce53" table:formula="of:=[.AP198]*[.AQ$13]" office:value-type="float" office:value="616.666605" calcext:value-type="float">
            <text:p>616.666605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6" calcext:value-type="float">
            <text:p>186</text:p>
          </table:table-cell>
          <table:table-cell table:style-name="ce53" table:formula="of:=[.AP199]*[.AQ$13]" office:value-type="float" office:value="619.999938" calcext:value-type="float">
            <text:p>619.999938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7" calcext:value-type="float">
            <text:p>187</text:p>
          </table:table-cell>
          <table:table-cell table:style-name="ce53" table:formula="of:=[.AP200]*[.AQ$13]" office:value-type="float" office:value="623.333271" calcext:value-type="float">
            <text:p>623.333271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8" calcext:value-type="float">
            <text:p>188</text:p>
          </table:table-cell>
          <table:table-cell table:style-name="ce53" table:formula="of:=[.AP201]*[.AQ$13]" office:value-type="float" office:value="626.666604" calcext:value-type="float">
            <text:p>626.666604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89" calcext:value-type="float">
            <text:p>189</text:p>
          </table:table-cell>
          <table:table-cell table:style-name="ce53" table:formula="of:=[.AP202]*[.AQ$13]" office:value-type="float" office:value="629.999937" calcext:value-type="float">
            <text:p>629.999937</text:p>
          </table:table-cell>
          <table:table-cell table:number-columns-repeated="16341"/>
        </table:table-row>
        <table:table-row table:style-name="ro1">
          <table:table-cell table:number-columns-repeated="41"/>
          <table:table-cell table:style-name="ce53" office:value-type="float" office:value="190" calcext:value-type="float">
            <text:p>190</text:p>
          </table:table-cell>
          <table:table-cell table:style-name="ce53" table:formula="of:=[.AP203]*[.AQ$13]" office:value-type="float" office:value="633.33327" calcext:value-type="float">
            <text:p>633.33327</text:p>
          </table:table-cell>
          <table:table-cell table:number-columns-repeated="16341"/>
        </table:table-row>
        <table:table-row table:style-name="ro1" table:number-rows-repeated="10483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X28:Sheet1.AE3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olor Emoji" svg:font-family="'Apple Color Emoji'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micSansMS" svg:font-family="ComicSansM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Wingdings 2" svg:font-family="'Wingdings 2'"/>
    <style:font-face style:name="Zapf Dingbats" svg:font-family="'Zapf Dingbats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1" style:scale-to="105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9:04:18.1253789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47:38</meta:creation-date>
    <dc:language>de-CH</dc:language>
    <meta:print-date>2024-02-08T08:35:12</meta:print-date>
    <dc:date>2024-02-23T22:39:32.153372631</dc:date>
    <meta:editing-cycles>10</meta:editing-cycles>
    <meta:editing-duration>PT10H9M35S</meta:editing-duration>
    <meta:generator>LibreOffice/7.6.2.1$MacOSX_AARCH64 LibreOffice_project/56f7684011345957bbf33a7ee678afaf4d2ba333</meta:generator>
    <meta:document-statistic meta:table-count="1" meta:cell-count="1230" meta:object-count="0"/>
    <meta:user-defined meta:name="AppVersion">15.0000</meta:user-defined>
  </office:meta>
</office:document-meta>
</file>